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oject" style:master-page-name="MP0" style:family="paragraph">
      <style:paragraph-properties fo:break-before="page" fo:text-align="center"/>
    </style:style>
    <style:style style:name="P4" style:parent-style-name="Title" style:family="paragraph">
      <style:text-properties fo:font-size="14pt" style:font-size-asian="14pt"/>
    </style:style>
    <style:style style:name="T5" style:parent-style-name="DefaultParagraphFont" style:family="text">
      <style:text-properties fo:font-size="14pt" style:font-size-asian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P8" style:parent-style-name="Standard" style:family="paragraph">
      <style:paragraph-properties fo:text-align="center"/>
      <style:text-properties style:font-name="Arial" fo:font-size="14pt" style:font-size-asian="14pt"/>
    </style:style>
    <style:style style:name="P9" style:parent-style-name="Title" style:family="paragraph">
      <style:text-properties fo:font-size="14pt" style:font-size-asian="14pt"/>
    </style:style>
    <style:style style:name="P10" style:parent-style-name="Title" style:family="paragraph">
      <style:text-properties fo:font-size="14pt" style:font-size-asian="14pt"/>
    </style:style>
    <style:style style:name="P11" style:parent-style-name="Title" style:family="paragraph">
      <style:text-properties fo:font-size="14pt" style:font-size-asian="14pt"/>
    </style:style>
    <style:style style:name="P12" style:parent-style-name="Standard" style:family="paragraph">
      <style:paragraph-properties fo:text-align="end"/>
      <style:text-properties style:font-name="Arial"/>
    </style:style>
    <style:style style:name="TableColumn14" style:family="table-column">
      <style:table-column-properties style:column-width="0.775in" style:use-optimal-column-width="false"/>
    </style:style>
    <style:style style:name="TableColumn15" style:family="table-column">
      <style:table-column-properties style:column-width="0.775in" style:use-optimal-column-width="false"/>
    </style:style>
    <style:style style:name="TableColumn16" style:family="table-column">
      <style:table-column-properties style:column-width="2.4736in" style:use-optimal-column-width="false"/>
    </style:style>
    <style:style style:name="TableColumn17" style:family="table-column">
      <style:table-column-properties style:column-width="2.4763in" style:use-optimal-column-width="false"/>
    </style:style>
    <style:style style:name="Table13" style:family="table">
      <style:table-properties style:width="6.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="0.0034in solid #000000" style:writing-mode="lr-tb" fo:padding-top="0in" fo:padding-left="0.075in" fo:padding-bottom="0in" fo:padding-right="0.07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Column44" style:family="table-column">
      <style:table-column-properties style:column-width="0.775in" style:use-optimal-column-width="false"/>
    </style:style>
    <style:style style:name="TableColumn45" style:family="table-column">
      <style:table-column-properties style:column-width="0.775in" style:use-optimal-column-width="false"/>
    </style:style>
    <style:style style:name="TableColumn46" style:family="table-column">
      <style:table-column-properties style:column-width="2.4784in" style:use-optimal-column-width="false"/>
    </style:style>
    <style:style style:name="TableColumn47" style:family="table-column">
      <style:table-column-properties style:column-width="2.4715in" style:use-optimal-column-width="false"/>
    </style:style>
    <style:style style:name="Table43" style:family="table">
      <style:table-properties style:width="6.5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2" style:family="table-cell">
      <style:table-cell-properties fo:border="0.0034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Column74" style:family="table-column">
      <style:table-column-properties style:column-width="0.775in" style:use-optimal-column-width="false"/>
    </style:style>
    <style:style style:name="TableColumn75" style:family="table-column">
      <style:table-column-properties style:column-width="0.775in" style:use-optimal-column-width="false"/>
    </style:style>
    <style:style style:name="TableColumn76" style:family="table-column">
      <style:table-column-properties style:column-width="2.4784in" style:use-optimal-column-width="false"/>
    </style:style>
    <style:style style:name="TableColumn77" style:family="table-column">
      <style:table-column-properties style:column-width="2.4715in" style:use-optimal-column-width="false"/>
    </style:style>
    <style:style style:name="Table73" style:family="table">
      <style:table-properties style:width="6.5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="0.0034in solid #000000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3" style:parent-style-name="Title" style:family="paragraph">
      <style:text-properties style:font-weight-complex="bold" fo:font-size="14pt" style:font-size-asian="14pt" style:font-size-complex="14pt"/>
    </style:style>
    <style:style style:name="P104" style:parent-style-name="Standard" style:family="paragraph">
      <style:paragraph-properties fo:break-before="page" fo:text-align="center" fo:margin-bottom="0.1965in"/>
      <style:text-properties style:font-name="Arial" fo:font-weight="bold" style:font-weight-asian="bold" style:font-weight-complex="bold" fo:font-size="14pt" style:font-size-asian="14pt" style:font-size-complex="14pt"/>
    </style:style>
    <style:style style:name="TableColumn106" style:family="table-column">
      <style:table-column-properties style:column-width="1.5756in" style:use-optimal-column-width="false"/>
    </style:style>
    <style:style style:name="TableColumn107" style:family="table-column">
      <style:table-column-properties style:column-width="4.9243in" style:use-optimal-column-width="false"/>
    </style:style>
    <style:style style:name="Table105" style:family="table">
      <style:table-properties style:width="6.5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-complex="Times New Roma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Standard" style:family="paragraph">
      <style:text-properties style:font-name-complex="Times New Roma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Standard" style:family="paragraph">
      <style:text-properties fo:color="#FF0000"/>
    </style:style>
    <style:style style:name="P146" style:parent-style-name="Standard" style:family="paragraph">
      <style:text-properties fo:color="#FF0000"/>
    </style:style>
    <style:style style:name="P1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Normal" style:family="paragraph">
      <style:paragraph-properties fo:break-before="page"/>
    </style:style>
    <style:style style:name="TableColumn150" style:family="table-column">
      <style:table-column-properties style:column-width="1.5756in" style:use-optimal-column-width="false"/>
    </style:style>
    <style:style style:name="TableColumn151" style:family="table-column">
      <style:table-column-properties style:column-width="4.9243in" style:use-optimal-column-width="false"/>
    </style:style>
    <style:style style:name="Table149" style:family="table">
      <style:table-properties style:width="6.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style:font-name-complex="Times New Roma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1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fo:color="#FF0000"/>
    </style:style>
    <style:style style:name="P188" style:parent-style-name="Standard" style:family="paragraph">
      <style:text-properties fo:color="#FF0000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Normal" style:family="paragraph">
      <style:paragraph-properties fo:break-before="page"/>
    </style:style>
    <style:style style:name="TableColumn192" style:family="table-column">
      <style:table-column-properties style:column-width="1.5756in" style:use-optimal-column-width="false"/>
    </style:style>
    <style:style style:name="TableColumn193" style:family="table-column">
      <style:table-column-properties style:column-width="4.9243in" style:use-optimal-column-width="false"/>
    </style:style>
    <style:style style:name="Table191" style:family="table">
      <style:table-properties style:width="6.5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-complex="Times New Roman"/>
    </style:style>
    <style:style style:name="T213" style:parent-style-name="DefaultParagraphFont" style:family="text">
      <style:text-properties style:font-name-complex="Times New Roman"/>
    </style:style>
    <style:style style:name="P214" style:parent-style-name="Standard" style:family="paragraph">
      <style:text-properties style:font-name-complex="Times New Roma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Standard" style:family="paragraph">
      <style:text-properties style:font-name-complex="Times New Roma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2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Standard" style:family="paragraph">
      <style:text-properties fo:color="#FF0000"/>
    </style:style>
    <style:style style:name="P235" style:parent-style-name="Standard" style:family="paragraph">
      <style:text-properties fo:color="#FF0000"/>
    </style:style>
    <style:style style:name="P236" style:parent-style-name="Normal" style:family="paragraph">
      <style:text-properties text:display="none"/>
    </style:style>
    <style:style style:name="TableColumn238" style:family="table-column">
      <style:table-column-properties style:column-width="1.5756in" style:use-optimal-column-width="false"/>
    </style:style>
    <style:style style:name="TableColumn239" style:family="table-column">
      <style:table-column-properties style:column-width="4.9243in" style:use-optimal-column-width="false"/>
    </style:style>
    <style:style style:name="Table237" style:family="table">
      <style:table-properties style:width="6.5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8" style:parent-style-name="DefaultParagraphFont" style:family="text">
      <style:text-properties style:font-name-complex="Times New Roma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Standard" style:family="paragraph">
      <style:text-properties style:font-name-complex="Times New Roma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2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Standard" style:family="paragraph">
      <style:text-properties fo:color="#FF0000"/>
    </style:style>
    <style:style style:name="P279" style:parent-style-name="Standard" style:family="paragraph">
      <style:text-properties fo:color="#FF0000"/>
    </style:style>
    <style:style style:name="P280" style:parent-style-name="Normal" style:family="paragraph">
      <style:text-properties text:display="none"/>
    </style:style>
    <style:style style:name="P281" style:parent-style-name="Normal" style:family="paragraph">
      <style:paragraph-properties fo:break-before="page"/>
    </style:style>
    <style:style style:name="TableColumn283" style:family="table-column">
      <style:table-column-properties style:column-width="1.5756in" style:use-optimal-column-width="false"/>
    </style:style>
    <style:style style:name="TableColumn284" style:family="table-column">
      <style:table-column-properties style:column-width="4.9243in" style:use-optimal-column-width="false"/>
    </style:style>
    <style:style style:name="Table282" style:family="table">
      <style:table-properties style:width="6.5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Standard" style:family="paragraph">
      <style:text-properties style:font-name-complex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Standard" style:family="paragraph">
      <style:text-properties fo:color="#FF0000"/>
    </style:style>
    <style:style style:name="P321" style:parent-style-name="Standard" style:family="paragraph">
      <style:text-properties fo:color="#FF0000"/>
    </style:style>
    <style:style style:name="P322" style:parent-style-name="Normal" style:family="paragraph">
      <style:paragraph-properties fo:break-before="page"/>
    </style:style>
    <style:style style:name="TableColumn324" style:family="table-column">
      <style:table-column-properties style:column-width="1.5756in" style:use-optimal-column-width="false"/>
    </style:style>
    <style:style style:name="TableColumn325" style:family="table-column">
      <style:table-column-properties style:column-width="4.9243in" style:use-optimal-column-width="false"/>
    </style:style>
    <style:style style:name="Table323" style:family="table">
      <style:table-properties style:width="6.5in" fo:margin-left="0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4" style:parent-style-name="DefaultParagraphFont" style:family="text">
      <style:text-properties style:font-name-complex="Times New Roman"/>
    </style:style>
    <style:style style:name="P345" style:parent-style-name="Standard" style:family="paragraph">
      <style:text-properties style:font-name-complex="Times New Roma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Standard" style:family="paragraph">
      <style:text-properties style:font-name-complex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fo:color="#FF0000"/>
    </style:style>
    <style:style style:name="P366" style:parent-style-name="Standard" style:family="paragraph">
      <style:text-properties fo:color="#FF0000"/>
    </style:style>
    <style:style style:name="P367" style:parent-style-name="Normal" style:family="paragraph">
      <style:text-properties text:display="none"/>
    </style:style>
    <style:style style:name="P368" style:parent-style-name="Normal" style:family="paragraph">
      <style:paragraph-properties fo:break-before="page"/>
    </style:style>
    <style:style style:name="TableColumn370" style:family="table-column">
      <style:table-column-properties style:column-width="1.5756in" style:use-optimal-column-width="false"/>
    </style:style>
    <style:style style:name="TableColumn371" style:family="table-column">
      <style:table-column-properties style:column-width="4.9243in" style:use-optimal-column-width="false"/>
    </style:style>
    <style:style style:name="Table369" style:family="table">
      <style:table-properties style:width="6.5in" fo:margin-left="0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Standard" style:family="paragraph">
      <style:text-properties style:font-name-complex="Times New Roma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Standard" style:family="paragraph">
      <style:text-properties fo:color="#FF0000"/>
    </style:style>
    <style:style style:name="P409" style:parent-style-name="Standard" style:family="paragraph">
      <style:text-properties fo:color="#FF0000"/>
    </style:style>
    <style:style style:name="P410" style:parent-style-name="Normal" style:family="paragraph">
      <style:text-properties text:display="none"/>
    </style:style>
    <style:style style:name="P411" style:parent-style-name="Normal" style:family="paragraph">
      <style:paragraph-properties fo:break-before="page"/>
    </style:style>
    <style:style style:name="TableColumn413" style:family="table-column">
      <style:table-column-properties style:column-width="1.5756in" style:use-optimal-column-width="false"/>
    </style:style>
    <style:style style:name="TableColumn414" style:family="table-column">
      <style:table-column-properties style:column-width="4.9243in" style:use-optimal-column-width="false"/>
    </style:style>
    <style:style style:name="Table412" style:family="table">
      <style:table-properties style:width="6.5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Standard" style:family="paragraph">
      <style:text-properties style:font-name-complex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" style:parent-style-name="Standard" style:family="paragraph">
      <style:text-properties fo:color="#FF0000"/>
    </style:style>
    <style:style style:name="P451" style:parent-style-name="Standard" style:family="paragraph">
      <style:text-properties fo:color="#FF0000"/>
    </style:style>
    <style:style style:name="P452" style:parent-style-name="Standard" style:family="paragraph">
      <style:paragraph-properties fo:break-before="page"/>
    </style:style>
    <style:style style:name="P453" style:parent-style-name="Textbody" style:family="paragraph">
      <style:paragraph-properties fo:margin-left="0in" fo:text-indent="0in">
        <style:tab-stops/>
      </style:paragraph-properties>
    </style:style>
    <style:style style:name="TableColumn455" style:family="table-column">
      <style:table-column-properties style:column-width="1.5756in" style:use-optimal-column-width="false"/>
    </style:style>
    <style:style style:name="TableColumn456" style:family="table-column">
      <style:table-column-properties style:column-width="4.9243in" style:use-optimal-column-width="false"/>
    </style:style>
    <style:style style:name="Table454" style:family="table">
      <style:table-properties style:width="6.5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style:font-name-complex="Times New Roman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Standard" style:family="paragraph">
      <style:text-properties style:font-name-complex="Times New Roma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8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Standard" style:family="paragraph">
      <style:text-properties fo:color="#FF0000"/>
    </style:style>
    <style:style style:name="P496" style:parent-style-name="Standard" style:family="paragraph">
      <style:text-properties fo:color="#FF0000"/>
    </style:style>
  </office:automatic-styles>
  <office:body>
    <office:text text:use-soft-page-breaks="true">
      <text:p text:style-name="P1">Sistema para Federação Piauiense de Judô</text:p>
      <text:p text:style-name="Title">Formulário de Casos de Uso</text:p>
      <text:p text:style-name="P4"/>
      <text:p text:style-name="Title"><text:span text:style-name="T5">Preparado por Aécio Santos e Wandreson Araújo</text:span></text:p>
      <text:p text:style-name="P6"/>
      <text:p text:style-name="Title"><text:span text:style-name="T7">Preparado para Federação Piauiense de Judô</text:span></text:p>
      <text:p text:style-name="P8"/>
      <text:p text:style-name="P9">Versão 1.1</text:p>
      <text:p text:style-name="P10">Data: 05/06/2022</text:p>
      <text:p text:style-name="P11"/>
      <text:p text:style-name="P12"/>
      <text:p text:style-name="TemplateText"/>
      <text:p text:style-name="Title">Histórico de Revisões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TableHeading">Data</text:p>
          </table:table-cell>
          <table:table-cell table:style-name="TableCell20">
            <text:p text:style-name="TableHeading">Versão</text:p>
          </table:table-cell>
          <table:table-cell table:style-name="TableCell21">
            <text:p text:style-name="TableHeading">Autor</text:p>
          </table:table-cell>
          <table:table-cell table:style-name="TableCell22">
            <text:p text:style-name="TableHeading">Descrição</text:p>
          </table:table-cell>
        </table:table-row>
        <table:table-row table:style-name="TableRow23">
          <table:table-cell table:style-name="TableCell24">
            <text:p text:style-name="TableContents">05/06/22</text:p>
          </table:table-cell>
          <table:table-cell table:style-name="TableCell25">
            <text:p text:style-name="TableContents">1.1</text:p>
          </table:table-cell>
          <table:table-cell table:style-name="TableCell26">
            <text:p text:style-name="TableContents">Rafael Zacarias Palierini</text:p>
          </table:table-cell>
          <table:table-cell table:style-name="TableCell27">
            <text:p text:style-name="TableContents">Correções e inclusão de Casos de Uso.</text:p>
          </table:table-cell>
        </table:table-row>
        <table:table-row table:style-name="TableRow28"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</table:table-row>
        <table:table-row table:style-name="TableRow33"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</table:table-row>
        <table:table-row table:style-name="TableRow38"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</table:table>
      <text:p text:style-name="Title"/>
      <text:p text:style-name="Title">Revisões do Documento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TableHeading">Data</text:p>
          </table:table-cell>
          <table:table-cell table:style-name="TableCell50">
            <text:p text:style-name="TableHeading">Versão</text:p>
          </table:table-cell>
          <table:table-cell table:style-name="TableCell51">
            <text:p text:style-name="TableHeading">Nome do Revisor</text:p>
          </table:table-cell>
          <table:table-cell table:style-name="TableCell52">
            <text:p text:style-name="TableHeading">Informações para Contato</text:p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</table:table-row>
        <table:table-row table:style-name="TableRow58"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</table:table-row>
        <table:table-row table:style-name="TableRow63"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/>
          </table:table-cell>
        </table:table-row>
      </table:table>
      <text:p text:style-name="Title"/>
      <text:p text:style-name="Title">Aprovação do Documento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TableHeading">Data</text:p>
          </table:table-cell>
          <table:table-cell table:style-name="TableCell80">
            <text:p text:style-name="TableHeading">Versão</text:p>
          </table:table-cell>
          <table:table-cell table:style-name="TableCell81">
            <text:p text:style-name="TableHeading">Nome</text:p>
          </table:table-cell>
          <table:table-cell table:style-name="TableCell82">
            <text:p text:style-name="TableHeading">Informações para Contato</text:p>
          </table:table-cell>
        </table:table-row>
        <table:table-row table:style-name="TableRow83">
          <table:table-cell table:style-name="TableCell84">
            <text:p text:style-name="TableContents"/>
          </table:table-cell>
          <table:table-cell table:style-name="TableCell85">
            <text:p text:style-name="TableContents"/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/>
          </table:table-cell>
          <table:table-cell table:style-name="TableCell97">
            <text:p text:style-name="TableContents"/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/>
          </table:table-cell>
        </table:table-row>
      </table:table>
      <text:p text:style-name="P103"/>
      <text:soft-page-break/>
      <text:p text:style-name="P104">Formulário de Casos de Uso</text:p>
      <table:table table:style-name="Table105">
        <table:table-columns>
          <table:table-column table:style-name="TableColumn106"/>
          <table:table-column table:style-name="TableColumn107"/>
        </table:table-columns>
        <table:table-header-rows>
          <table:table-row table:style-name="TableRow108">
            <table:table-cell table:style-name="TableCell109">
              <text:p text:style-name="Standard">Caso de Uso</text:p>
            </table:table-cell>
            <table:table-cell table:style-name="TableCell110">
              <text:h text:style-name="Heading1" text:outline-level="1">E1 - Adicionar Aluno</text:h>
            </table:table-cell>
          </table:table-row>
        </table:table-header-rows>
        <table:table-row table:style-name="TableRow111">
          <table:table-cell table:style-name="TableCell112">
            <text:p text:style-name="Standard">Descrição</text:p>
          </table:table-cell>
          <table:table-cell table:style-name="TableCell113">
            <text:p text:style-name="Standard">Registra dados do aluno no sistema</text:p>
          </table:table-cell>
        </table:table-row>
        <table:table-row table:style-name="TableRow114">
          <table:table-cell table:style-name="TableCell115">
            <text:p text:style-name="Standard">Ator(es)</text:p>
            <text:p text:style-name="Standard"/>
          </table:table-cell>
          <table:table-cell table:style-name="TableCell116">
            <text:p text:style-name="Standard">Primário: Secretário</text:p>
            <text:p text:style-name="Standard">Secundário:Aluno, Professor</text:p>
          </table:table-cell>
        </table:table-row>
        <table:table-row table:style-name="TableRow117">
          <table:table-cell table:style-name="TableCell118">
            <text:p text:style-name="Standard">Prioridade</text:p>
          </table:table-cell>
          <table:table-cell table:style-name="TableCell119">
            <text:p text:style-name="Standard">Alta</text:p>
          </table:table-cell>
        </table:table-row>
        <table:table-row table:style-name="TableRow120">
          <table:table-cell table:style-name="TableCell121">
            <text:p text:style-name="Standard">Risco</text:p>
          </table:table-cell>
          <table:table-cell table:style-name="TableCell122">
            <text:p text:style-name="Standard">Baixo</text:p>
          </table:table-cell>
        </table:table-row>
        <table:table-row table:style-name="TableRow123">
          <table:table-cell table:style-name="TableCell124">
            <text:p text:style-name="Standard">Pre-condições / Suposições</text:p>
          </table:table-cell>
          <table:table-cell table:style-name="TableCell125">
            <text:p text:style-name="Standard">1. O secretário está com o sistema iniciado na tela principal.</text:p>
            <text:p text:style-name="Standard">2.<text:s/><text:span text:style-name="T126">A taxa de filiação já foi paga;</text:span></text:p>
          </table:table-cell>
        </table:table-row>
        <table:table-row table:style-name="TableRow127">
          <table:table-cell table:style-name="TableCell128">
            <text:p text:style-name="Standard">Trigger</text:p>
          </table:table-cell>
          <table:table-cell table:style-name="TableCell129">
            <text:p text:style-name="P130">O Aluno ou Professor solicita ao secretário filiação de Aluno na Federação;</text:p>
          </table:table-cell>
        </table:table-row>
        <table:table-row table:style-name="TableRow131">
          <table:table-cell table:style-name="TableCell132">
            <text:p text:style-name="Standard">Fluxo de Eventos</text:p>
          </table:table-cell>
          <table:table-cell table:style-name="TableCell133">
            <text:p text:style-name="Standard">1. O Aluno ou Professor solicita filiação de um aluno;</text:p>
            <text:p text:style-name="Standard">2. O Secretário seleciona a opção “Cadastrar Aluno” do sistema;</text:p>
            <text:p text:style-name="Standard">3. O Sistema exibe a tela de cadastro de alunos;</text:p>
            <text:p text:style-name="Standard">4. O Aluno ou Professor fornece os dados do aluno a ser cadastrado;</text:p>
            <text:p text:style-name="Standard">5. O Secretário insere os dados do Aluno no<text:s/>sistema;</text:p>
            <text:p text:style-name="Standard">6. O Secretário seleciona a opção “Confirmar Cadastro”;</text:p>
            <text:p text:style-name="Standard">7. O Sistema confirma a filiação do Aluno e fornece o número de filiado;</text:p>
          </table:table-cell>
        </table:table-row>
        <table:table-row table:style-name="TableRow134">
          <table:table-cell table:style-name="TableCell135">
            <text:p text:style-name="Standard">Fluxo Alternativo</text:p>
          </table:table-cell>
          <table:table-cell table:style-name="TableCell136">
            <text:p text:style-name="P137">6.a Dados inválidos foram fornecidos</text:p>
            <text:p text:style-name="Standard">6.a.1 O Sistema informa que dados inválidos foram fornecidos e<text:s/>solicita que os mesmos sejam corrijidos;</text:p>
            <text:p text:style-name="Standard">6.a.2 Retorna para o passo 3.</text:p>
            <text:p text:style-name="P138">6.b Dados obrigatórios não foram fornecidos</text:p>
            <text:p text:style-name="Standard">6.b.1 O Sistema informa que dados obrigatórios não foram fornecidos e solicita que os mesmos sejam fornecidos;</text:p>
            <text:p text:style-name="Standard">6.b.2 Retorna para o passo 3.</text:p>
          </table:table-cell>
        </table:table-row>
        <table:table-row table:style-name="TableRow139">
          <table:table-cell table:style-name="TableCell140">
            <text:p text:style-name="Standard">Pós-condições</text:p>
          </table:table-cell>
          <table:table-cell table:style-name="TableCell141">
            <text:p text:style-name="Standard">1. O Sistema emitir carteira de filiado</text:p>
          </table:table-cell>
        </table:table-row>
        <table:table-row table:style-name="TableRow142">
          <table:table-cell table:style-name="TableCell143">
            <text:p text:style-name="Standard">Requisitos não-funcionais relacionados</text:p>
          </table:table-cell>
          <table:table-cell table:style-name="TableCell144">
            <text:p text:style-name="P145">E1-101. Performance</text:p>
            <text:p text:style-name="P146"/>
          </table:table-cell>
        </table:table-row>
      </table:table>
      <text:p text:style-name="Standard"/>
      <text:p text:style-name="P147"/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header-rows>
          <table:table-row table:style-name="TableRow152">
            <table:table-cell table:style-name="TableCell153">
              <text:p text:style-name="Standard">Caso de Uso</text:p>
            </table:table-cell>
            <table:table-cell table:style-name="TableCell154">
              <text:h text:style-name="Heading1" text:outline-level="1">E4 - Buscar Aluno</text:h>
            </table:table-cell>
          </table:table-row>
        </table:table-header-rows>
        <table:table-row table:style-name="TableRow155">
          <table:table-cell table:style-name="TableCell156">
            <text:p text:style-name="Standard">Descrição</text:p>
          </table:table-cell>
          <table:table-cell table:style-name="TableCell157">
            <text:p text:style-name="Standard">Pesquisa por alunos cadastrados no sistema</text:p>
          </table:table-cell>
        </table:table-row>
        <table:table-row table:style-name="TableRow158">
          <table:table-cell table:style-name="TableCell159">
            <text:p text:style-name="Standard">Ator(es)</text:p>
          </table:table-cell>
          <table:table-cell table:style-name="TableCell160">
            <text:p text:style-name="Standard">Primário: Secretário</text:p>
          </table:table-cell>
        </table:table-row>
        <table:table-row table:style-name="TableRow161">
          <table:table-cell table:style-name="TableCell162">
            <text:p text:style-name="Standard">Prioridade</text:p>
          </table:table-cell>
          <table:table-cell table:style-name="TableCell163">
            <text:p text:style-name="Standard">Alta</text:p>
          </table:table-cell>
        </table:table-row>
        <table:table-row table:style-name="TableRow164">
          <table:table-cell table:style-name="TableCell165">
            <text:p text:style-name="Standard">Risco</text:p>
          </table:table-cell>
          <table:table-cell table:style-name="TableCell166">
            <text:p text:style-name="Standard">Baixo</text:p>
          </table:table-cell>
        </table:table-row>
        <table:table-row table:style-name="TableRow167">
          <table:table-cell table:style-name="TableCell168">
            <text:p text:style-name="Standard">Pre-condições / Suposições</text:p>
          </table:table-cell>
          <table:table-cell table:style-name="TableCell169">
            <text:p text:style-name="Standard">1. Já existem alunos cadastrados no sistema;</text:p>
            <text:p text:style-name="Standard">2. O secretário já sabe qual aluno vai buscar e algumas dados sobre ele;</text:p>
            <text:p text:style-name="Standard">3. O secretário está com o sistema iniciado na tela principal.</text:p>
          </table:table-cell>
        </table:table-row>
        <table:table-row table:style-name="TableRow170">
          <table:table-cell table:style-name="TableCell171">
            <text:p text:style-name="Standard">Trigger</text:p>
          </table:table-cell>
          <table:table-cell table:style-name="TableCell172">
            <text:p text:style-name="P173">O Secretário necessecita dos dados de um aluno; Atualização de aluno;</text:p>
          </table:table-cell>
        </table:table-row>
        <table:table-row table:style-name="TableRow174">
          <table:table-cell table:style-name="TableCell175">
            <text:p text:style-name="Standard">Fluxo de Eventos</text:p>
          </table:table-cell>
          <table:table-cell table:style-name="TableCell176">
            <text:p text:style-name="Standard">1. O Secretário seleciona a opção “Pesquisar Aluno” no sistema;</text:p>
            <text:p text:style-name="Standard">2. O Sistema exibe a tela de busca de alunos;</text:p>
            <text:p text:style-name="Standard">3. O Secretário fornece ao sistema os dados que ele já sabe sobre o<text:s/>aluno;</text:p>
            <text:p text:style-name="Standard">4. O Secretário seleciona a opção “Buscar”;</text:p>
            <text:p text:style-name="Standard">5. De acordo com os dados fornecidos pelo Secretário, o sistema retorna uma lista de possíveis alunos que o Secretário estava procurando.</text:p>
          </table:table-cell>
        </table:table-row>
        <table:table-row table:style-name="TableRow177">
          <table:table-cell table:style-name="TableCell178">
            <text:p text:style-name="Standard">Fluxo Alternativo</text:p>
          </table:table-cell>
          <table:table-cell table:style-name="TableCell179">
            <text:p text:style-name="P180">4.a O Sistema não encontrou nenhum Aluno com<text:s/>os dados informados</text:p>
            <text:p text:style-name="Standard">4.a.1 O Sistema informa que nenhum aluno foi encontrado com os dados fornecidos;</text:p>
            <text:p text:style-name="Standard">4.a.2 Retorna para o passo 2.</text:p>
          </table:table-cell>
        </table:table-row>
        <table:table-row table:style-name="TableRow181">
          <table:table-cell table:style-name="TableCell182">
            <text:p text:style-name="Standard">Pós-condições</text:p>
          </table:table-cell>
          <table:table-cell table:style-name="TableCell183">
            <text:p text:style-name="Standard"/>
          </table:table-cell>
        </table:table-row>
        <table:table-row table:style-name="TableRow184">
          <table:table-cell table:style-name="TableCell185">
            <text:p text:style-name="Standard">Requisitos não-funcionais relacionados</text:p>
          </table:table-cell>
          <table:table-cell table:style-name="TableCell186">
            <text:p text:style-name="P187">E1-101. Performance</text:p>
            <text:p text:style-name="P188"/>
          </table:table-cell>
        </table:table-row>
      </table:table>
      <text:p text:style-name="P189"/>
      <text:p text:style-name="P190"/>
      <table:table table:style-name="Table191">
        <table:table-columns>
          <table:table-column table:style-name="TableColumn192"/>
          <table:table-column table:style-name="TableColumn193"/>
        </table:table-columns>
        <table:table-header-rows>
          <table:table-row table:style-name="TableRow194">
            <table:table-cell table:style-name="TableCell195">
              <text:p text:style-name="Standard">Caso de Uso</text:p>
            </table:table-cell>
            <table:table-cell table:style-name="TableCell196">
              <text:h text:style-name="Heading1" text:outline-level="1">E2 – Atualizar Aluno</text:h>
            </table:table-cell>
          </table:table-row>
        </table:table-header-rows>
        <table:table-row table:style-name="TableRow197">
          <table:table-cell table:style-name="TableCell198">
            <text:p text:style-name="Standard">Descrição</text:p>
          </table:table-cell>
          <table:table-cell table:style-name="TableCell199">
            <text:p text:style-name="Standard">Atualiza os dados pessoais de um aluno previamente cadastrado no sistema.</text:p>
          </table:table-cell>
        </table:table-row>
        <table:table-row table:style-name="TableRow200">
          <table:table-cell table:style-name="TableCell201">
            <text:p text:style-name="Standard">Ator(es)</text:p>
            <text:p text:style-name="Standard"/>
          </table:table-cell>
          <table:table-cell table:style-name="TableCell202">
            <text:p text:style-name="Standard">Primário: Secretário</text:p>
            <text:p text:style-name="Standard">Secundário:Aluno, Professor</text:p>
          </table:table-cell>
        </table:table-row>
        <table:table-row table:style-name="TableRow203">
          <table:table-cell table:style-name="TableCell204">
            <text:p text:style-name="Standard">Prioridade</text:p>
          </table:table-cell>
          <table:table-cell table:style-name="TableCell205">
            <text:p text:style-name="Standard">Alta</text:p>
          </table:table-cell>
        </table:table-row>
        <table:table-row table:style-name="TableRow206">
          <table:table-cell table:style-name="TableCell207">
            <text:p text:style-name="Standard">Risco</text:p>
          </table:table-cell>
          <table:table-cell table:style-name="TableCell208">
            <text:p text:style-name="Standard">Baixo</text:p>
          </table:table-cell>
        </table:table-row>
        <table:table-row table:style-name="TableRow209">
          <table:table-cell table:style-name="TableCell210">
            <text:p text:style-name="Standard">Pre-condições / Suposições</text:p>
          </table:table-cell>
          <table:table-cell table:style-name="TableCell211">
            <text:p text:style-name="Standard">1.<text:s/><text:span text:style-name="T212">O Secretário sabe o número de registro do<text:s/></text:span><text:span text:style-name="T213">Aluno na Federação, ou sabe outras informações para que possa localizá-lo no sistema;</text:span></text:p>
            <text:p text:style-name="P214">2. O secretário está com o sistema iniciado na tela principal.</text:p>
          </table:table-cell>
        </table:table-row>
        <table:table-row table:style-name="TableRow215">
          <table:table-cell table:style-name="TableCell216">
            <text:p text:style-name="Standard">Trigger</text:p>
          </table:table-cell>
          <table:table-cell table:style-name="TableCell217">
            <text:p text:style-name="P218">Mudanças nos dados pessoais do Aluno são notificados ao Secretário por Professor ou Aluno.</text:p>
          </table:table-cell>
        </table:table-row>
        <table:table-row table:style-name="TableRow219">
          <table:table-cell table:style-name="TableCell220">
            <text:p text:style-name="Standard">Fluxo de Eventos</text:p>
          </table:table-cell>
          <table:table-cell table:style-name="TableCell221">
            <text:p text:style-name="Standard">1. O Secretário seleciona a opção “Atualizar Aluno” no sistema;</text:p>
            <text:p text:style-name="Standard">2. O Sistema exibe a tela de atualização de alunos;</text:p>
            <text:p text:style-name="Standard">3. O Secretário fornece ao sistema o número de registro do Aluno a ser atualizado;</text:p>
            <text:p text:style-name="Standard">4. O Sistema exibe os dados do<text:s/>Aluno a ser atualizado;</text:p>
            <text:p text:style-name="Standard">5. O Secretário fornece os novos dados do Aluno;</text:p>
            <text:p text:style-name="Standard">6. O Secretário seleciona a opção “Atualizar Dados”</text:p>
            <text:p text:style-name="Standard">7. O Sistema confirma a atualização dos dados do Aluno;</text:p>
          </table:table-cell>
        </table:table-row>
        <table:table-row table:style-name="TableRow222">
          <table:table-cell table:style-name="TableCell223">
            <text:p text:style-name="Standard">Fluxo Alternativo</text:p>
          </table:table-cell>
          <table:table-cell table:style-name="TableCell224">
            <text:p text:style-name="P225">3.a. O Secretário não sabe o número de registro do Aluno</text:p>
            <text:p text:style-name="Standard">3.a.1 O Secretário seleciona a opção “Procurar Aluno”</text:p>
            <text:p text:style-name="Standard">3.a.2 O Sistema mostra a tela de busca de alunos;</text:p>
            <text:p text:style-name="Standard">3.a.3 O Secretário fornece ao sistema os dados que ele já sabe sobre o aluno;</text:p>
            <text:p text:style-name="Standard">3.a.4 O Secretário seleciona a opção “Buscar”;</text:p>
            <text:p text:style-name="Standard">3.a.5 De acordo com os dados fornecidos pelo Secretário, o sistema retorna uma lista de possíveis alunos que o Secretário estava procurando.</text:p>
            <text:p text:style-name="Standard">3.a.6 O Secretário seleciona o Aluno que está procurando</text:p>
            <text:p text:style-name="P226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227">6.b Dados obrigatórios não foram fornecidos</text:p>
            <text:p text:style-name="Standard">6.b.1 O Sistema informa que dados obrigatórios não foram fornecidos e solicita que os mesmos sejam fornecidos;</text:p>
            <text:p text:style-name="Standard">6.b.2<text:s/>Retorna para o passo 3.</text:p>
          </table:table-cell>
        </table:table-row>
        <table:table-row table:style-name="TableRow228">
          <table:table-cell table:style-name="TableCell229">
            <text:p text:style-name="Standard">Pós-condições</text:p>
          </table:table-cell>
          <table:table-cell table:style-name="TableCell230">
            <text:p text:style-name="Standard"/>
          </table:table-cell>
        </table:table-row>
        <table:table-row table:style-name="TableRow231">
          <table:table-cell table:style-name="TableCell232">
            <text:p text:style-name="Standard">Requisitos não-funcionais<text:s/><text:soft-page-break/>relacionados</text:p>
          </table:table-cell>
          <table:table-cell table:style-name="TableCell233">
            <text:p text:style-name="P234">E1-101. Performance</text:p>
            <text:p text:style-name="P235"/>
          </table:table-cell>
        </table:table-row>
      </table:table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header-rows>
          <table:table-row table:style-name="TableRow240">
            <table:table-cell table:style-name="TableCell241">
              <text:p text:style-name="Standard">Caso de Uso</text:p>
            </table:table-cell>
            <table:table-cell table:style-name="TableCell242">
              <text:h text:style-name="Heading1" text:outline-level="1">E5 - Adicionar Professor</text:h>
            </table:table-cell>
          </table:table-row>
        </table:table-header-rows>
        <table:table-row table:style-name="TableRow243">
          <table:table-cell table:style-name="TableCell244">
            <text:p text:style-name="Standard">Descrição</text:p>
          </table:table-cell>
          <table:table-cell table:style-name="TableCell245">
            <text:p text:style-name="Standard">Registra um professor no sistema</text:p>
          </table:table-cell>
        </table:table-row>
        <table:table-row table:style-name="TableRow246">
          <table:table-cell table:style-name="TableCell247">
            <text:p text:style-name="Standard">Ator(es)</text:p>
            <text:p text:style-name="Standard"/>
          </table:table-cell>
          <table:table-cell table:style-name="TableCell248">
            <text:p text:style-name="Standard">Primário: Secretário</text:p>
            <text:p text:style-name="Standard">Secundário: Professor</text:p>
          </table:table-cell>
        </table:table-row>
        <table:table-row table:style-name="TableRow249">
          <table:table-cell table:style-name="TableCell250">
            <text:p text:style-name="Standard">Prioridade</text:p>
          </table:table-cell>
          <table:table-cell table:style-name="TableCell251">
            <text:p text:style-name="Standard">Alta</text:p>
          </table:table-cell>
        </table:table-row>
        <table:table-row table:style-name="TableRow252">
          <table:table-cell table:style-name="TableCell253">
            <text:p text:style-name="Standard">Risco</text:p>
          </table:table-cell>
          <table:table-cell table:style-name="TableCell254">
            <text:p text:style-name="Standard">Baixo</text:p>
          </table:table-cell>
        </table:table-row>
        <table:table-row table:style-name="TableRow255">
          <table:table-cell table:style-name="TableCell256">
            <text:p text:style-name="Standard">Pre-condições / Suposições</text:p>
          </table:table-cell>
          <table:table-cell table:style-name="TableCell257">
            <text:p text:style-name="Standard">1. O secretário está com o sistema iniciado na tela principal.</text:p>
            <text:p text:style-name="Standard">2. O Professor foi autorizado pela Federação para ministar aulas de judô<text:span text:style-name="T258">;</text:span></text:p>
          </table:table-cell>
        </table:table-row>
        <table:table-row table:style-name="TableRow259">
          <table:table-cell table:style-name="TableCell260">
            <text:p text:style-name="Standard">Trigger</text:p>
          </table:table-cell>
          <table:table-cell table:style-name="TableCell261">
            <text:p text:style-name="P262">O Professor solicita ao secretário sua<text:s/>filiação;</text:p>
          </table:table-cell>
        </table:table-row>
        <table:table-row table:style-name="TableRow263">
          <table:table-cell table:style-name="TableCell264">
            <text:p text:style-name="Standard">Fluxo de Eventos</text:p>
          </table:table-cell>
          <table:table-cell table:style-name="TableCell265">
            <text:p text:style-name="Standard">1. O Professor solicita seu cadastro;</text:p>
            <text:p text:style-name="Standard">2. O Secretário seleciona a opção “Cadastrar Professor” no sistema;</text:p>
            <text:p text:style-name="Standard">3. O Sistema exibe a tela de cadastro de professores;</text:p>
            <text:p text:style-name="Standard">4. Se o Professor já tem registro no Sistema como Aluno</text:p>
            <text:p text:style-name="Standard"><text:s text:c="2"/>4.1 O<text:s/>Secretário seleciona a opção “Buscar Filiado”;</text:p>
            <text:p text:style-name="Standard"><text:s text:c="2"/>4.2 O Sistema mostra a tela de busca de filiados;</text:p>
            <text:p text:style-name="Standard"><text:s text:c="2"/>4.3 O Secretário informa os dados que sabe sobre o Professor;</text:p>
            <text:p text:style-name="Standard"><text:s text:c="2"/>4.4 O Secretário seleciona a opção “Buscar”</text:p>
            <text:p text:style-name="Standard"><text:s text:c="2"/>4.5 O Sistema mostra uma lista de possíveis Professores;</text:p>
            <text:p text:style-name="Standard"><text:s text:c="2"/>4.6 O Secretário seleciona o professor que está procurando;</text:p>
            <text:p text:style-name="Standard">5. Senão</text:p>
            <text:p text:style-name="Standard"><text:s text:c="2"/>5.1 O Secretário insere os dados do Professor ao Sistema;</text:p>
            <text:p text:style-name="Standard">6. O Secretário insere as Entidades em que o professor ministra aulas;</text:p>
            <text:p text:style-name="Standard">7. O Secretário seleciona a opção “Confirmar Cadastro”;</text:p>
            <text:p text:style-name="Standard">8. O Sistema confirma o cadastro do Professor e informa o número de filiado do mesmo;</text:p>
          </table:table-cell>
        </table:table-row>
        <table:table-row table:style-name="TableRow266">
          <table:table-cell table:style-name="TableCell267">
            <text:p text:style-name="Standard">Fluxo Alternativo</text:p>
          </table:table-cell>
          <table:table-cell table:style-name="TableCell268">
            <text:p text:style-name="P269">4.4.a O Sistema não encontra nenhum Professor</text:p>
            <text:p text:style-name="Standard">4.4.a.1 O Sistema informa que não encontrou nenhum resultado para aquela busca;</text:p>
            <text:p text:style-name="Standard">4.4.a.1 Retorna para o passo 4.2</text:p>
            <text:p text:style-name="P270">7.a Dados inválidos foram fornecidos</text:p>
            <text:p text:style-name="Standard">7.a.1 O Sistema informa que dados inválidos foram fornecidos e solicita que os mesmos sejam corrijidos;</text:p>
            <text:p text:style-name="Standard">7.a.2 Retorna para o passo 3.</text:p>
            <text:p text:style-name="P271">7.b Dados obrigatórios não foram fornecidos</text:p>
            <text:p text:style-name="Standard">7.b.1 O<text:s/>Sistema informa que dados obrigatórios não foram fornecidos e solicita que os mesmos sejam fornecidos;</text:p>
            <text:p text:style-name="Standard">7.b.2 Retorna para o passo 3.</text:p>
          </table:table-cell>
        </table:table-row>
        <table:table-row table:style-name="TableRow272">
          <table:table-cell table:style-name="TableCell273">
            <text:p text:style-name="Standard">Pós-condições</text:p>
          </table:table-cell>
          <table:table-cell table:style-name="TableCell274">
            <text:p text:style-name="Standard"/>
          </table:table-cell>
        </table:table-row>
        <text:soft-page-break/>
        <table:table-row table:style-name="TableRow275">
          <table:table-cell table:style-name="TableCell276">
            <text:p text:style-name="Standard">Requisitos não-funcionais relacionados</text:p>
          </table:table-cell>
          <table:table-cell table:style-name="TableCell277">
            <text:p text:style-name="P278">E1-101. Performance</text:p>
            <text:p text:style-name="P279"/>
          </table:table-cell>
        </table:table-row>
      </table:table>
      <text:p text:style-name="P280"/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header-rows>
          <table:table-row table:style-name="TableRow285">
            <table:table-cell table:style-name="TableCell286">
              <text:p text:style-name="Standard">Caso de Uso</text:p>
            </table:table-cell>
            <table:table-cell table:style-name="TableCell287">
              <text:h text:style-name="Heading1" text:outline-level="1">E8 - Buscar Professor</text:h>
            </table:table-cell>
          </table:table-row>
        </table:table-header-rows>
        <table:table-row table:style-name="TableRow288">
          <table:table-cell table:style-name="TableCell289">
            <text:p text:style-name="Standard">Descrição</text:p>
          </table:table-cell>
          <table:table-cell table:style-name="TableCell290">
            <text:p text:style-name="Standard">Pesquisa por professores cadastrados no sistema</text:p>
          </table:table-cell>
        </table:table-row>
        <table:table-row table:style-name="TableRow291">
          <table:table-cell table:style-name="TableCell292">
            <text:p text:style-name="Standard">Ator(es)</text:p>
          </table:table-cell>
          <table:table-cell table:style-name="TableCell293">
            <text:p text:style-name="Standard">Primário: Secretário</text:p>
          </table:table-cell>
        </table:table-row>
        <table:table-row table:style-name="TableRow294">
          <table:table-cell table:style-name="TableCell295">
            <text:p text:style-name="Standard">Prioridade</text:p>
          </table:table-cell>
          <table:table-cell table:style-name="TableCell296">
            <text:p text:style-name="Standard">Alta</text:p>
          </table:table-cell>
        </table:table-row>
        <table:table-row table:style-name="TableRow297">
          <table:table-cell table:style-name="TableCell298">
            <text:p text:style-name="Standard">Risco</text:p>
          </table:table-cell>
          <table:table-cell table:style-name="TableCell299">
            <text:p text:style-name="Standard">Baixo</text:p>
          </table:table-cell>
        </table:table-row>
        <table:table-row table:style-name="TableRow300">
          <table:table-cell table:style-name="TableCell301">
            <text:p text:style-name="Standard">Pre-condições / Suposições</text:p>
          </table:table-cell>
          <table:table-cell table:style-name="TableCell302">
            <text:p text:style-name="Standard">1. Já existem professores cadastrados no sistema;</text:p>
            <text:p text:style-name="Standard">2. O secretário já sabe qual professor vai buscar e<text:s/>algumas dados sobre ele;</text:p>
            <text:p text:style-name="Standard">3. O secretário está com o sistema iniciado na tela principal.</text:p>
          </table:table-cell>
        </table:table-row>
        <table:table-row table:style-name="TableRow303">
          <table:table-cell table:style-name="TableCell304">
            <text:p text:style-name="Standard">Trigger</text:p>
          </table:table-cell>
          <table:table-cell table:style-name="TableCell305">
            <text:p text:style-name="P306">O Secretário necessecita dos dados de um professor; Atualização de professor;</text:p>
          </table:table-cell>
        </table:table-row>
        <table:table-row table:style-name="TableRow307">
          <table:table-cell table:style-name="TableCell308">
            <text:p text:style-name="Standard">Fluxo de Eventos</text:p>
          </table:table-cell>
          <table:table-cell table:style-name="TableCell309">
            <text:p text:style-name="Standard">1. O Secretário seleciona a opção “Pesquisar Professor” no sistema;</text:p>
            <text:p text:style-name="Standard">2. O Sistema exibe a tela de busca de professores;</text:p>
            <text:p text:style-name="Standard">3. O Secretário fornece ao sistema os dados que ele já sabe sobre o professor;</text:p>
            <text:p text:style-name="Standard">4. O Secretário seleciona a opção “Buscar”;</text:p>
            <text:p text:style-name="Standard">5. De acordo com os dados fornecidos pelo Secretário, o sistema<text:s/>retorna uma lista de possíveis professores que o Secretário estava procurando.</text:p>
          </table:table-cell>
        </table:table-row>
        <table:table-row table:style-name="TableRow310">
          <table:table-cell table:style-name="TableCell311">
            <text:p text:style-name="Standard">Fluxo Alternativo</text:p>
          </table:table-cell>
          <table:table-cell table:style-name="TableCell312">
            <text:p text:style-name="P313">4.a O Sistema não encontrou nenhum Professor com os dados informados</text:p>
            <text:p text:style-name="Standard">4.a.1 O Sistema informa que nenhum professor foi encontrado com os dados fornecidos;</text:p>
            <text:p text:style-name="Standard">4.a.2 Retorna para o passo 2.</text:p>
          </table:table-cell>
        </table:table-row>
        <table:table-row table:style-name="TableRow314">
          <table:table-cell table:style-name="TableCell315">
            <text:p text:style-name="Standard">Pós-condições</text:p>
          </table:table-cell>
          <table:table-cell table:style-name="TableCell316">
            <text:p text:style-name="Standard"/>
          </table:table-cell>
        </table:table-row>
        <table:table-row table:style-name="TableRow317">
          <table:table-cell table:style-name="TableCell318">
            <text:p text:style-name="Standard">Requisitos não-funcionais relacionados</text:p>
          </table:table-cell>
          <table:table-cell table:style-name="TableCell319">
            <text:p text:style-name="P320">E1-101. Performance</text:p>
            <text:p text:style-name="P321"/>
          </table:table-cell>
        </table:table-row>
      </table:table>
      <text:p text:style-name="Standard"/>
      <text:p text:style-name="P322"/>
      <table:table table:style-name="Table323">
        <table:table-columns>
          <table:table-column table:style-name="TableColumn324"/>
          <table:table-column table:style-name="TableColumn325"/>
        </table:table-columns>
        <table:table-header-rows>
          <table:table-row table:style-name="TableRow326">
            <table:table-cell table:style-name="TableCell327">
              <text:p text:style-name="Standard">Caso de Uso</text:p>
            </table:table-cell>
            <table:table-cell table:style-name="TableCell328">
              <text:h text:style-name="Heading1" text:outline-level="1">E6 – Atualizar Professor</text:h>
            </table:table-cell>
          </table:table-row>
        </table:table-header-rows>
        <table:table-row table:style-name="TableRow329">
          <table:table-cell table:style-name="TableCell330">
            <text:p text:style-name="Standard">Descrição</text:p>
          </table:table-cell>
          <table:table-cell table:style-name="TableCell331">
            <text:p text:style-name="Standard">Atualiza os dados pessoais de um professor previamente cadastrado no sistema.</text:p>
          </table:table-cell>
        </table:table-row>
        <table:table-row table:style-name="TableRow332">
          <table:table-cell table:style-name="TableCell333">
            <text:p text:style-name="Standard">Ator(es)</text:p>
            <text:p text:style-name="Standard"/>
          </table:table-cell>
          <table:table-cell table:style-name="TableCell334">
            <text:p text:style-name="Standard">Primário: Secretário</text:p>
            <text:p text:style-name="Standard">Secundário: Professor</text:p>
          </table:table-cell>
        </table:table-row>
        <table:table-row table:style-name="TableRow335">
          <table:table-cell table:style-name="TableCell336">
            <text:p text:style-name="Standard">Prioridade</text:p>
          </table:table-cell>
          <table:table-cell table:style-name="TableCell337">
            <text:p text:style-name="Standard">Alta</text:p>
          </table:table-cell>
        </table:table-row>
        <table:table-row table:style-name="TableRow338">
          <table:table-cell table:style-name="TableCell339">
            <text:p text:style-name="Standard">Risco</text:p>
          </table:table-cell>
          <table:table-cell table:style-name="TableCell340">
            <text:p text:style-name="Standard">Baixo</text:p>
          </table:table-cell>
        </table:table-row>
        <table:table-row table:style-name="TableRow341">
          <table:table-cell table:style-name="TableCell342">
            <text:p text:style-name="Standard">Pre-condições / Suposições</text:p>
          </table:table-cell>
          <table:table-cell table:style-name="TableCell343">
            <text:p text:style-name="Standard">1.<text:s/><text:span text:style-name="T344">O Secretário sabe o número de registro do Professor, ou sabe outras informações para que possa localizá-lo no sistema;</text:span></text:p>
            <text:p text:style-name="P345">2. O Secretário está com o<text:s/>sistema iniciado na tela principal.</text:p>
          </table:table-cell>
        </table:table-row>
        <table:table-row table:style-name="TableRow346">
          <table:table-cell table:style-name="TableCell347">
            <text:p text:style-name="Standard">Trigger</text:p>
          </table:table-cell>
          <table:table-cell table:style-name="TableCell348">
            <text:p text:style-name="P349">Mudanças nos dados pessoais do Professor são notificados ao Secretário pelo mesmo.</text:p>
          </table:table-cell>
        </table:table-row>
        <table:table-row table:style-name="TableRow350">
          <table:table-cell table:style-name="TableCell351">
            <text:p text:style-name="Standard">Fluxo de Eventos</text:p>
          </table:table-cell>
          <table:table-cell table:style-name="TableCell352">
            <text:p text:style-name="Standard">1. O Secretário seleciona a opção “Atualizar Professor” no sistema;</text:p>
            <text:p text:style-name="Standard">2. O Sistema exibe a tela de atualização de professores;</text:p>
            <text:p text:style-name="Standard">3. O Secretário fornece ao sistema o número de registro do Professor a ser atualizado;</text:p>
            <text:p text:style-name="Standard">4. O Sistema exibe os dados do Professor a ser atualizado;</text:p>
            <text:p text:style-name="Standard">5. O Secretário fornece os novos dados do Professor;</text:p>
            <text:p text:style-name="Standard">6. O Secretário seleciona a opção<text:s/>“Atualizar Dados”</text:p>
            <text:p text:style-name="Standard">7. O Sistema confirma a atualização dos dados do Professor;</text:p>
          </table:table-cell>
        </table:table-row>
        <table:table-row table:style-name="TableRow353">
          <table:table-cell table:style-name="TableCell354">
            <text:p text:style-name="Standard">Fluxo Alternativo</text:p>
          </table:table-cell>
          <table:table-cell table:style-name="TableCell355">
            <text:p text:style-name="P356">3.a. O Secretário não sabe o número de registro do Professor</text:p>
            <text:p text:style-name="Standard">3.a.1 O Secretário seleciona a opção “Procurar Professor”</text:p>
            <text:p text:style-name="Standard">3.a.2 O Sistema mostra a tela de busca de professores;</text:p>
            <text:p text:style-name="Standard">3.a.3 O Secretário fornece ao sistema os dados que ele já sabe sobre o professor;</text:p>
            <text:p text:style-name="Standard">3.a.4 O Secretário seleciona a opção “Buscar”;</text:p>
            <text:p text:style-name="Standard">3.a.5 De acordo com os dados fornecidos pelo Secretário, o sistema retorna uma lista de possíveis professores que o Secretário estava procurando;</text:p>
            <text:p text:style-name="Standard">3.a.6 O Secretário seleciona o Professor que está procurando.</text:p>
            <text:p text:style-name="P357">6.a Dados inválidos foram fornecidos</text:p>
            <text:p text:style-name="Standard">6.a.1 O Sistema informa que dados inválidos foram fornecidos e solicita que os mesmos sejam corrijidos;</text:p>
            <text:p text:style-name="Standard">6.a.2 Retorna para<text:s/>o passo 3.</text:p>
            <text:p text:style-name="P358">6.b Dados obrigatórios não foram fornecidos</text:p>
            <text:p text:style-name="Standard">6.b.1 O Sistema informa que dados obrigatórios não foram fornecidos e solicita que os mesmos sejam fornecidos;</text:p>
            <text:p text:style-name="Standard">6.b.2 Retorna para o passo 3.</text:p>
          </table:table-cell>
        </table:table-row>
        <table:table-row table:style-name="TableRow359">
          <table:table-cell table:style-name="TableCell360">
            <text:p text:style-name="Standard">Pós-condições</text:p>
          </table:table-cell>
          <table:table-cell table:style-name="TableCell361">
            <text:p text:style-name="Standard"/>
          </table:table-cell>
        </table:table-row>
        <table:table-row table:style-name="TableRow362">
          <table:table-cell table:style-name="TableCell363">
            <text:p text:style-name="Standard">Requisitos não-funcionais<text:s/></text:p>
          </table:table-cell>
          <table:table-cell table:style-name="TableCell364">
            <text:p text:style-name="P365">E1-101. Performance</text:p>
            <text:p text:style-name="P366"/>
          </table:table-cell>
        </table:table-row>
      </table:table>
      <text:p text:style-name="P367"/>
      <text:p text:style-name="P368"/>
      <table:table table:style-name="Table369">
        <table:table-columns>
          <table:table-column table:style-name="TableColumn370"/>
          <table:table-column table:style-name="TableColumn371"/>
        </table:table-columns>
        <table:table-header-rows>
          <table:table-row table:style-name="TableRow372">
            <table:table-cell table:style-name="TableCell373">
              <text:p text:style-name="Standard">Caso de Uso</text:p>
            </table:table-cell>
            <table:table-cell table:style-name="TableCell374">
              <text:h text:style-name="Heading1" text:outline-level="1">E9 - Adicionar Entidade</text:h>
            </table:table-cell>
          </table:table-row>
        </table:table-header-rows>
        <table:table-row table:style-name="TableRow375">
          <table:table-cell table:style-name="TableCell376">
            <text:p text:style-name="Standard">Descrição</text:p>
          </table:table-cell>
          <table:table-cell table:style-name="TableCell377">
            <text:p text:style-name="Standard">Registra uma Entidade no sistema</text:p>
          </table:table-cell>
        </table:table-row>
        <table:table-row table:style-name="TableRow378">
          <table:table-cell table:style-name="TableCell379">
            <text:p text:style-name="Standard">Ator(es)</text:p>
          </table:table-cell>
          <table:table-cell table:style-name="TableCell380">
            <text:p text:style-name="Standard">Primário: Secretário</text:p>
          </table:table-cell>
        </table:table-row>
        <table:table-row table:style-name="TableRow381">
          <table:table-cell table:style-name="TableCell382">
            <text:p text:style-name="Standard">Prioridade</text:p>
          </table:table-cell>
          <table:table-cell table:style-name="TableCell383">
            <text:p text:style-name="Standard">Alta</text:p>
          </table:table-cell>
        </table:table-row>
        <table:table-row table:style-name="TableRow384">
          <table:table-cell table:style-name="TableCell385">
            <text:p text:style-name="Standard">Risco</text:p>
          </table:table-cell>
          <table:table-cell table:style-name="TableCell386">
            <text:p text:style-name="Standard">Baixo</text:p>
          </table:table-cell>
        </table:table-row>
        <table:table-row table:style-name="TableRow387">
          <table:table-cell table:style-name="TableCell388">
            <text:p text:style-name="Standard">Pre-condições / Suposições</text:p>
          </table:table-cell>
          <table:table-cell table:style-name="TableCell389">
            <text:p text:style-name="Standard">1. O secretário está com o sistema<text:s/>iniciado na tela principal.</text:p>
          </table:table-cell>
        </table:table-row>
        <table:table-row table:style-name="TableRow390">
          <table:table-cell table:style-name="TableCell391">
            <text:p text:style-name="Standard">Trigger</text:p>
          </table:table-cell>
          <table:table-cell table:style-name="TableCell392">
            <text:p text:style-name="P393">Uma nova entidade oferecer prática de Judô;</text:p>
          </table:table-cell>
        </table:table-row>
        <table:table-row table:style-name="TableRow394">
          <table:table-cell table:style-name="TableCell395">
            <text:p text:style-name="Standard">Fluxo de Eventos</text:p>
          </table:table-cell>
          <table:table-cell table:style-name="TableCell396">
            <text:p text:style-name="Standard">1. O Professor informa que ministra aulas em uma entidade que ainda não está cadastrada no sistema e fornece-lhe os dados sobre a Entidade;</text:p>
            <text:p text:style-name="Standard">2. O Secretário seleciona a opção “Cadastrar Entidade” no sistema;</text:p>
            <text:p text:style-name="Standard">3. O Sistema exibe a tela de cadastro de entidades;</text:p>
            <text:p text:style-name="Standard">4. O Secretário insere os dados da Entidade no Sistema;</text:p>
            <text:p text:style-name="Standard">5. O Secretário seleciona a opção “Confirmar Cadastro”;</text:p>
            <text:p text:style-name="Standard">6. O Sistema confirma o cadastro da<text:s/>Entidade.</text:p>
          </table:table-cell>
        </table:table-row>
        <table:table-row table:style-name="TableRow397">
          <table:table-cell table:style-name="TableCell398">
            <text:p text:style-name="Standard">Fluxo Alternativo</text:p>
          </table:table-cell>
          <table:table-cell table:style-name="TableCell399">
            <text:p text:style-name="P400">5.a Dados inválidos foram fornecidos</text:p>
            <text:p text:style-name="Standard">5.a.1 O Sistema informa que dados inválidos foram fornecidos e solicita que os mesmos sejam corrijidos;</text:p>
            <text:p text:style-name="Standard">5.a.2 Retorna para o passo 3.</text:p>
            <text:p text:style-name="P401">5.b Dados obrigatórios não foram fornecidos</text:p>
            <text:p text:style-name="Standard">5.b.1 O<text:s/>Sistema informa que dados obrigatórios não foram fornecidos e solicita que os mesmos sejam fornecidos;</text:p>
            <text:p text:style-name="Standard">5.b.2 Retorna para o passo 3.</text:p>
          </table:table-cell>
        </table:table-row>
        <table:table-row table:style-name="TableRow402">
          <table:table-cell table:style-name="TableCell403">
            <text:p text:style-name="Standard">Pós-condições</text:p>
          </table:table-cell>
          <table:table-cell table:style-name="TableCell404">
            <text:p text:style-name="Standard"/>
          </table:table-cell>
        </table:table-row>
        <table:table-row table:style-name="TableRow405">
          <table:table-cell table:style-name="TableCell406">
            <text:p text:style-name="Standard">Requisitos não-funcionais relacionados</text:p>
          </table:table-cell>
          <table:table-cell table:style-name="TableCell407">
            <text:p text:style-name="P408">E1-101. Performance</text:p>
            <text:p text:style-name="P409"/>
          </table:table-cell>
        </table:table-row>
      </table:table>
      <text:p text:style-name="P410"/>
      <text:p text:style-name="P411"/>
      <table:table table:style-name="Table412">
        <table:table-columns>
          <table:table-column table:style-name="TableColumn413"/>
          <table:table-column table:style-name="TableColumn414"/>
        </table:table-columns>
        <table:table-header-rows>
          <table:table-row table:style-name="TableRow415">
            <table:table-cell table:style-name="TableCell416">
              <text:p text:style-name="Standard">Caso de Uso</text:p>
            </table:table-cell>
            <table:table-cell table:style-name="TableCell417">
              <text:h text:style-name="Heading1" text:outline-level="1">E12 - Buscar Entidade</text:h>
            </table:table-cell>
          </table:table-row>
        </table:table-header-rows>
        <table:table-row table:style-name="TableRow418">
          <table:table-cell table:style-name="TableCell419">
            <text:p text:style-name="Standard">Descrição</text:p>
          </table:table-cell>
          <table:table-cell table:style-name="TableCell420">
            <text:p text:style-name="Standard">Pesquisa por entidades cadastradas no sistema</text:p>
          </table:table-cell>
        </table:table-row>
        <table:table-row table:style-name="TableRow421">
          <table:table-cell table:style-name="TableCell422">
            <text:p text:style-name="Standard">Ator(es)</text:p>
          </table:table-cell>
          <table:table-cell table:style-name="TableCell423">
            <text:p text:style-name="Standard">Primário: Secretário</text:p>
          </table:table-cell>
        </table:table-row>
        <table:table-row table:style-name="TableRow424">
          <table:table-cell table:style-name="TableCell425">
            <text:p text:style-name="Standard">Prioridade</text:p>
          </table:table-cell>
          <table:table-cell table:style-name="TableCell426">
            <text:p text:style-name="Standard">Alta</text:p>
          </table:table-cell>
        </table:table-row>
        <table:table-row table:style-name="TableRow427">
          <table:table-cell table:style-name="TableCell428">
            <text:p text:style-name="Standard">Risco</text:p>
          </table:table-cell>
          <table:table-cell table:style-name="TableCell429">
            <text:p text:style-name="Standard">Baixo</text:p>
          </table:table-cell>
        </table:table-row>
        <table:table-row table:style-name="TableRow430">
          <table:table-cell table:style-name="TableCell431">
            <text:p text:style-name="Standard">Pre-condições / Suposições</text:p>
          </table:table-cell>
          <table:table-cell table:style-name="TableCell432">
            <text:p text:style-name="Standard">1. Já existem entidades cadastradas no sistema;</text:p>
            <text:p text:style-name="Standard">2. O secretário já sabe qual entidade vai buscar e<text:s/>algumas dados sobre ela;</text:p>
            <text:p text:style-name="Standard">3. O secretário está com o sistema iniciado na tela principal.</text:p>
          </table:table-cell>
        </table:table-row>
        <table:table-row table:style-name="TableRow433">
          <table:table-cell table:style-name="TableCell434">
            <text:p text:style-name="Standard">Trigger</text:p>
          </table:table-cell>
          <table:table-cell table:style-name="TableCell435">
            <text:p text:style-name="P436">O Secretário necessecita dos dados de um entidade; Atualização de entidade;</text:p>
          </table:table-cell>
        </table:table-row>
        <table:table-row table:style-name="TableRow437">
          <table:table-cell table:style-name="TableCell438">
            <text:p text:style-name="Standard">Fluxo de Eventos</text:p>
          </table:table-cell>
          <table:table-cell table:style-name="TableCell439">
            <text:p text:style-name="Standard">1. O Secretário seleciona a opção “Pesquisar Entidades” no sistema;</text:p>
            <text:p text:style-name="Standard">2. O Sistema exibe a tela de busca de entidades;</text:p>
            <text:p text:style-name="Standard">3. O Secretário fornece ao sistema os dados que ele já sabe sobre a entidade;</text:p>
            <text:p text:style-name="Standard">4. O Secretário seleciona a opção “Buscar”;</text:p>
            <text:p text:style-name="Standard">5. De acordo com os dados fornecidos pelo Secretário, o sistema retorna uma<text:s/>lista de possíveis entidadees que o Secretário estava procurando.</text:p>
          </table:table-cell>
        </table:table-row>
        <table:table-row table:style-name="TableRow440">
          <table:table-cell table:style-name="TableCell441">
            <text:p text:style-name="Standard">Fluxo Alternativo</text:p>
          </table:table-cell>
          <table:table-cell table:style-name="TableCell442">
            <text:p text:style-name="P443">4.a O Sistema não encontrou nenhuma Entidade com os dados informados</text:p>
            <text:p text:style-name="Standard">4.a.1 O Sistema informa que nenhuma Entidade foi encontrada com os dados fornecidos;</text:p>
            <text:p text:style-name="Standard">4.a.2 Retorna para o passo 2.</text:p>
          </table:table-cell>
        </table:table-row>
        <table:table-row table:style-name="TableRow444">
          <table:table-cell table:style-name="TableCell445">
            <text:p text:style-name="Standard">Pós-condições</text:p>
          </table:table-cell>
          <table:table-cell table:style-name="TableCell446">
            <text:p text:style-name="Standard"/>
          </table:table-cell>
        </table:table-row>
        <table:table-row table:style-name="TableRow447">
          <table:table-cell table:style-name="TableCell448">
            <text:p text:style-name="Standard">Requisitos não-funcionais relacionados</text:p>
          </table:table-cell>
          <table:table-cell table:style-name="TableCell449">
            <text:p text:style-name="P450">E1-101. Performance</text:p>
            <text:p text:style-name="P451"/>
          </table:table-cell>
        </table:table-row>
      </table:table>
      <text:p text:style-name="P452"/>
      <text:p text:style-name="P453"/>
      <table:table table:style-name="Table454">
        <table:table-columns>
          <table:table-column table:style-name="TableColumn455"/>
          <table:table-column table:style-name="TableColumn456"/>
        </table:table-columns>
        <table:table-header-rows>
          <table:table-row table:style-name="TableRow457">
            <table:table-cell table:style-name="TableCell458">
              <text:p text:style-name="Standard">Caso de Uso</text:p>
            </table:table-cell>
            <table:table-cell table:style-name="TableCell459">
              <text:h text:style-name="Heading1" text:outline-level="1">E10 – Atualizar Entidade</text:h>
            </table:table-cell>
          </table:table-row>
        </table:table-header-rows>
        <table:table-row table:style-name="TableRow460">
          <table:table-cell table:style-name="TableCell461">
            <text:p text:style-name="Standard">Descrição</text:p>
          </table:table-cell>
          <table:table-cell table:style-name="TableCell462">
            <text:p text:style-name="Standard">Atualiza os dados de uma Entidade previamente cadastrada no sistema.</text:p>
          </table:table-cell>
        </table:table-row>
        <table:table-row table:style-name="TableRow463">
          <table:table-cell table:style-name="TableCell464">
            <text:p text:style-name="Standard">Ator(es)</text:p>
          </table:table-cell>
          <table:table-cell table:style-name="TableCell465">
            <text:p text:style-name="Standard">Primário: Secretário</text:p>
          </table:table-cell>
        </table:table-row>
        <table:table-row table:style-name="TableRow466">
          <table:table-cell table:style-name="TableCell467">
            <text:p text:style-name="Standard">Prioridade</text:p>
          </table:table-cell>
          <table:table-cell table:style-name="TableCell468">
            <text:p text:style-name="Standard">Alta</text:p>
          </table:table-cell>
        </table:table-row>
        <table:table-row table:style-name="TableRow469">
          <table:table-cell table:style-name="TableCell470">
            <text:p text:style-name="Standard">Risco</text:p>
          </table:table-cell>
          <table:table-cell table:style-name="TableCell471">
            <text:p text:style-name="Standard">Baixo</text:p>
          </table:table-cell>
        </table:table-row>
        <table:table-row table:style-name="TableRow472">
          <table:table-cell table:style-name="TableCell473">
            <text:p text:style-name="Standard">Pre-condições / Suposições</text:p>
          </table:table-cell>
          <table:table-cell table:style-name="TableCell474">
            <text:p text:style-name="Standard"><text:span text:style-name="T475">1. O Secretário está com o sistema iniciado na tela principal.</text:span></text:p>
          </table:table-cell>
        </table:table-row>
        <table:table-row table:style-name="TableRow476">
          <table:table-cell table:style-name="TableCell477">
            <text:p text:style-name="Standard">Trigger</text:p>
          </table:table-cell>
          <table:table-cell table:style-name="TableCell478">
            <text:p text:style-name="P479">Mudanças nos dados da Entidade são notificados ao Secretário.</text:p>
          </table:table-cell>
        </table:table-row>
        <table:table-row table:style-name="TableRow480">
          <table:table-cell table:style-name="TableCell481">
            <text:p text:style-name="Standard">Fluxo de Eventos</text:p>
          </table:table-cell>
          <table:table-cell table:style-name="TableCell482">
            <text:p text:style-name="Standard">1. O Secretário seleciona a opção “Atualizar Entidade” no sistema;</text:p>
            <text:p text:style-name="Standard">2. O Sistema exibe a tela de atualização de entidades;</text:p>
            <text:p text:style-name="Standard">3. O Secretário fornece ao sistema o número de registro da Entidade a ser atualizada;</text:p>
            <text:p text:style-name="Standard">4. O Sistema exibe os dados da Entidade a ser atualizada;</text:p>
            <text:p text:style-name="Standard">5. O Secretário fornece os novos dados da Entidade;</text:p>
            <text:p text:style-name="Standard">6. O Secretário seleciona a opção “Atualizar Dados”</text:p>
            <text:p text:style-name="Standard">7. O Sistema confirma a atualização dos dados da Entidade;</text:p>
          </table:table-cell>
        </table:table-row>
        <table:table-row table:style-name="TableRow483">
          <table:table-cell table:style-name="TableCell484">
            <text:p text:style-name="Standard">Fluxo Alternativo</text:p>
          </table:table-cell>
          <table:table-cell table:style-name="TableCell485">
            <text:p text:style-name="P486">3.a. O Secretário não sabe o número de registro da Entidade</text:p>
            <text:p text:style-name="Standard">3.a.1 O Secretário seleciona a opção<text:s/>“Procurar Entidade”</text:p>
            <text:p text:style-name="Standard">3.a.2 O Sistema mostra a tela de busca de entidades;</text:p>
            <text:p text:style-name="Standard">3.a.3 O Secretário fornece ao sistema os dados que ele já sabe sobre a entidade;</text:p>
            <text:p text:style-name="Standard">3.a.4 O Secretário seleciona a opção “Buscar”;</text:p>
            <text:p text:style-name="Standard">3.a.5 De acordo com os dados fornecidos pelo Secretário, o sistema retorna uma lista de possíveis entidades que o Secretário estava procurando;</text:p>
            <text:p text:style-name="Standard">3.a.6 O Secretário seleciona a Entidade que está procurando.</text:p>
            <text:p text:style-name="P487">6.a Dados inválidos foram fornecidos</text:p>
            <text:p text:style-name="Standard">6.a.1 O Sistema informa que dados inválidos foram fornecidos e solicita que os mesmos sejam corrijidos;</text:p>
            <text:p text:style-name="Standard">6.a.2 Retorna para o passo 3.</text:p>
            <text:p text:style-name="P488">6.b Dados obrigatórios não foram fornecidos</text:p>
            <text:p text:style-name="Standard">6.b.1 O Sistema informa que dados obrigatórios não foram fornecidos e solicita que os mesmos sejam fornecidos;</text:p>
            <text:p text:style-name="Standard">6.b.2 Retorna para o passo 3.</text:p>
          </table:table-cell>
        </table:table-row>
        <table:table-row table:style-name="TableRow489">
          <table:table-cell table:style-name="TableCell490">
            <text:p text:style-name="Standard">Pós-condições</text:p>
          </table:table-cell>
          <table:table-cell table:style-name="TableCell491">
            <text:p text:style-name="Standard"/>
          </table:table-cell>
        </table:table-row>
        <table:table-row table:style-name="TableRow492">
          <table:table-cell table:style-name="TableCell493">
            <text:p text:style-name="Standard">Requisitos não-funcionais relacionados</text:p>
          </table:table-cell>
          <table:table-cell table:style-name="TableCell494">
            <text:p text:style-name="P495">E1-101. Performance</text:p>
            <text:p text:style-name="P49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/>
      <style:text-properties fo:font-weight="bold" style:font-weight-asian="bold" fo:hyphenate="false"/>
    </style:style>
    <style:style style:name="Heading2" style:display-name="Heading 2" style:family="paragraph" style:parent-style-name="Heading1" style:next-style-name="Textbody" style:default-outline-level="2">
      <style:text-properties fo:hyphenate="false"/>
    </style:style>
    <style:style style:name="Heading3" style:display-name="Heading 3" style:family="paragraph" style:parent-style-name="Heading1" style:next-style-name="Textbody" style:default-outline-level="3"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Heading1" style:next-style-name="Textbody" style:default-outline-level="4">
      <style:text-properties fo:font-size="10pt" style:font-size-asian="10pt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666in" fo:margin-bottom="0.0416in" fo:margin-left="0.5in" fo:text-indent="0.0006in">
        <style:tab-stops/>
      </style:paragraph-properties>
      <style:text-properties fo:font-style="italic" style:font-style-asian="italic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Textbody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Textbod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Textbod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use-window-font-color="true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 fo:text-indent="0.0006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 fo:text-indent="0.0006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" style:font-name-asian="HG Mincho Light J" fo:font-size="14pt" style:font-size-asian="14pt" style:font-size-complex="1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left="0in" fo:text-indent="0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 fo:text-indent="0.0006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 fo:text-indent="0.000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 fo:text-indent="0.000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 fo:text-indent="0.000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 fo:text-indent="0.000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 fo:text-indent="0.000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 fo:text-indent="0.000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 fo:text-indent="0.0006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Title">
      <style:paragraph-properties fo:widows="2" fo:orphans="2"/>
      <style:text-properties style:font-name="Times New Roman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 fo:text-indent="0.0006in">
        <style:tab-stops/>
      </style:paragraph-properties>
      <style:text-properties fo:color="#000000" fo:language="en" fo:country="AU" fo:hyphenate="false"/>
    </style:style>
    <style:style style:name="WW-NormalIndent" style:display-name="WW-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WW-DocumentMap" style:display-name="WW-Document Map" style:family="paragraph" style:parent-style-name="Standard">
      <style:paragraph-properties fo:background-color="#000080"/>
      <style:text-properties style:font-name="Tahoma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 fo:text-indent="0.0006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 fo:text-indent="0.0006in">
        <style:tab-stops/>
      </style:paragraph-properties>
      <style:text-properties fo:hyphenate="false"/>
    </style:style>
    <style:style style:name="WW-BodyText2" style:display-name="WW-Body Text 2" style:family="paragraph" style:parent-style-name="Standard">
      <style:text-properties fo:font-style="italic" style:font-style-asian="italic" fo:color="#0000FF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 fo:text-indent="0.0006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0000FF" fo:hyphenate="false"/>
    </style:style>
    <style:style style:name="RevisionHist" style:display-name="RevisionHist" style:family="paragraph" style:parent-style-name="Standard">
      <style:paragraph-properties fo:widows="2" fo:orphans="2" fo:line-height="100%"/>
      <style:text-properties fo:hyphenate="false"/>
    </style:style>
    <style:style style:name="WW-Date" style:display-name="WW-Date" style:family="paragraph" style:parent-style-name="Standard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Standard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fo:hyphenate="false"/>
    </style:style>
    <style:style style:name="BodyText" style:display-name="Body Text" style:family="paragraph">
      <style:paragraph-properties fo:keep-together="always" fo:widows="2" fo:orphans="2" fo:margin-bottom="0.0833in" style:line-height-at-least="0.1527in"/>
      <style:text-properties style:font-name="Times New Roman" style:font-name-asian="Times New Roman" style:use-window-font-color="true" fo:font-size="10pt" style:font-size-asian="10pt" fo:language="en" fo:country="GB" fo:hyphenate="false"/>
    </style:style>
    <style:style style:name="WW-CommentText" style:display-name="WW-Comment Text" style:family="paragraph" style:parent-style-name="Standard">
      <style:paragraph-properties fo:widows="2" fo:orphans="2" fo:line-height="100%"/>
      <style:text-properties fo:hyphenate="false"/>
    </style:style>
    <style:style style:name="WW-PlainText" style:display-name="WW-Plain Text" style:family="paragraph" style:parent-style-name="Standard">
      <style:paragraph-properties fo:widows="2" fo:orphans="2" fo:line-height="100%"/>
      <style:text-properties style:font-name="Courier New" fo:hyphenate="false"/>
    </style:style>
    <style:style style:name="Project" style:display-name="Project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CompanyName" style:display-name="CompanyName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TemplateText" style:display-name="TemplateText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FF8080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ootnoteSymbol" style:display-name="Footnote Symbol" style:family="text" style:parent-style-name="WW-DefaultParagraphFont">
      <style:text-properties style:text-position="super 65%" fo:font-size="10pt" style:font-size-asian="10pt"/>
    </style:style>
    <style:style style:name="PageNumber" style:display-name="Page Number" style:family="text" style:parent-style-name="WW-DefaultParagraphFon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-DefaultParagraphFont" style:display-name="WW-Default Paragraph Font" style:family="text"/>
    <style:style style:name="WW-CommentReference" style:display-name="WW-Comment Reference" style:family="text" style:parent-style-name="WW-DefaultParagraphFont">
      <style:text-properties fo:font-size="8pt" style:font-size-asian="8pt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5z0" style:display-name="WW8Num15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0z0" style:display-name="WW8Num30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/>
    </style:style>
    <style:style style:name="WW8Num36z0" style:display-name="WW8Num36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/>
    </style:style>
    <style:style style:name="WW8Num39z0" style:display-name="WW8Num39z0" style:family="text">
      <style:text-properties style:font-name="Symbol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Symbol"/>
    </style:style>
    <style:style style:name="WW8Num44z0" style:display-name="WW8Num44z0" style:family="text">
      <style:text-properties style:font-name="Symbol"/>
    </style:style>
    <style:style style:name="WW8Num45z0" style:display-name="WW8Num45z0" style:family="text">
      <style:text-properties style:font-name="Symbol"/>
    </style:style>
    <style:style style:name="WW8Num46z0" style:display-name="WW8Num46z0" style:family="text">
      <style:text-properties style:font-name="Symbol"/>
    </style:style>
    <style:style style:name="WW8NumSt6z0" style:display-name="WW8NumSt6z0" style:family="text">
      <style:text-properties style:font-name="Symbol"/>
    </style:style>
    <style:style style:name="WW8NumSt19z0" style:display-name="WW8NumSt19z0" style:family="text">
      <style:text-properties style:font-name="Symbol"/>
    </style:style>
    <style:style style:name="WW8NumSt22z0" style:display-name="WW8NumSt22z0" style:family="text">
      <style:text-properties style:font-name="Symbol"/>
    </style:style>
    <style:style style:name="EndnoteSymbol" style:display-name="Endnote Symbol" style:family="text"/>
    <style:style style:name="NumberingSymbols" style:display-name="Numbering Symbols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StyleNum" style:display-name="WW8StyleNum">
      <text:list-level-style-number text:level="1" style:num-prefix="?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8StyleNum1" style:display-name="WW8StyleNum1">
      <text:list-level-style-bullet text:level="1" text:style-name="WW_CharLFO3LVL1" text:bullet-char="?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3" style:display-name="WW8Num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5" style:display-name="WW8Num5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6" style:display-name="WW8Num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9" style:display-name="WW8Num9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0" style:display-name="WW8Num10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11" style:display-name="WW8Num11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12" style:display-name="WW8Num12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5" style:display-name="WW8Num15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7" style:display-name="WW8Num17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8" style:display-name="WW8Num18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9" style:display-name="WW8Num19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0" style:display-name="WW8Num20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1" style:display-name="WW8Num21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Num22" style:display-name="WW8Num22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3" style:display-name="WW8Num23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4" style:display-name="WW8Num24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6" style:display-name="WW8Num26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7" style:display-name="WW8Num27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8" style:display-name="WW8Num28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9" style:display-name="WW8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30" style:display-name="WW8Num30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1" style:display-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2" style:display-name="WW8Num32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3" style:display-name="WW8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7LVL1" style:family="text">
      <style:text-properties style:font-name="Symbol"/>
    </style:style>
    <text:list-style style:name="WW8Num34" style:display-name="WW8Num34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5" style:display-name="WW8Num35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6" style:display-name="WW8Num36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0LVL1" style:family="text">
      <style:text-properties style:font-name="Symbol"/>
    </style:style>
    <text:list-style style:name="WW8Num37" style:display-name="WW8Num37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38" style:display-name="WW8Num38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39" style:display-name="WW8Num39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0" style:display-name="WW8Num40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1" style:display-name="WW8Num41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5LVL1" style:family="text">
      <style:text-properties style:font-name="Symbol"/>
    </style:style>
    <text:list-style style:name="WW8Num42" style:display-name="WW8Num42">
      <text:list-level-style-bullet text:level="1" text:style-name="WW_CharLFO4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3" style:display-name="WW8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7LVL1" style:family="text">
      <style:text-properties style:font-name="Symbol"/>
    </style:style>
    <text:list-style style:name="WW8Num44" style:display-name="WW8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8LVL1" style:family="text">
      <style:text-properties style:font-name="Symbol"/>
    </style:style>
    <text:list-style style:name="WW8Num45" style:display-name="WW8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9LVL1" style:family="text">
      <style:text-properties style:font-name="Symbol"/>
    </style:style>
    <text:list-style style:name="WW8Num46" style:display-name="WW8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47" style:display-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>
        <style:tab-stops>
          <style:tab-stop style:type="right" style:position="6.4791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right" style:position="6.4993in"/>
        </style:tab-stops>
      </style:paragraph-properties>
    </style:style>
  </office:automatic-styles>
  <office:master-styles>
    <style:master-page style:name="MP0" style:page-layout-name="PL0">
      <style:header>
        <text:p text:style-name="P2">Sistema para Federação Piauiense de Judô<text:tab/>Versão: <text:s/>1.0</text:p>
        <text:p text:style-name="P3">Formulário de Casos de Uso<text:tab/>Data: 05/12/200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fael Zacarias Palierini</dc:creator>
    <meta:creation-date>2002-09-16T14:01:00Z</meta:creation-date>
    <dc:date>2022-06-05T20:28:00Z</dc:date>
    <meta:template xlink:href="Normal.dotm" xlink:type="simple"/>
    <meta:editing-cycles>21</meta:editing-cycles>
    <meta:editing-duration>PT68400S</meta:editing-duration>
    <meta:user-defined meta:name="Info 1"/>
    <meta:user-defined meta:name="Info 2"/>
    <meta:user-defined meta:name="Info 3"/>
    <meta:user-defined meta:name="Info 4"/>
    <meta:document-statistic meta:page-count="11" meta:paragraph-count="27" meta:word-count="2063" meta:character-count="13798" meta:row-count="98" meta:non-whitespace-character-count="11762"/>
  </office:meta>
</office:document-meta>
</file>